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7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ODT 'Hello World' example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2993911952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94620851702685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94621096705596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140429835152848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140429835152848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140429835152848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7 09:46:17.118087</text:p>
          </table:table-cell>
        </table:table-row>
        <table:table-row table:style-name="TableLine140429835152848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7</text:p>
          </table:table-cell>
        </table:table-row>
        <table:table-row table:style-name="TableLine140429835152848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140429835152848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140429835152848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94009463005040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94009463005040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94009463005040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7 09:46:17.118087</text:p>
          </table:table-cell>
        </table:table-row>
        <table:table-row table:style-name="TableLine94009463005040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7</text:p>
          </table:table-cell>
        </table:table-row>
        <table:table-row table:style-name="TableLine94009463005040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94009463005040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94009463005040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94620283990895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7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7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7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7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09:46:16</meta:creation-date>
    <meta:generator>LibreOffice/7.1.6.2.0$Linux_X86_64 LibreOffice_project/10$Build-2</meta:generator>
    <meta:editing-duration>PT2S</meta:editing-duration>
    <meta:editing-cycles>2</meta:editing-cycles>
    <meta:initial-creator>Turulomio</meta:initial-creator>
    <dc:description>This file have been generated with UnoGenerator-0.7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7T09:46:19.114939451</dc:date>
    <dc:title>Documentación de UnoGenerator</dc:title>
    <meta:document-statistic meta:table-count="2" meta:image-count="106" meta:object-count="0" meta:page-count="6" meta:paragraph-count="73" meta:word-count="519" meta:character-count="3450" meta:non-whitespace-character-count="2997"/>
  </office:meta>
</office:document-meta>
</file>